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0a" officeooo:paragraph-rsid="000bf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ssan murano z50 series publication no SM7E-1Z50U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0:39:17.411863691</meta:creation-date>
    <dc:date>2018-09-30T20:40:21.028609308</dc:date>
    <meta:editing-duration>PT1M4S</meta:editing-duration>
    <meta:editing-cycles>1</meta:editing-cycles>
    <meta:document-statistic meta:table-count="0" meta:image-count="0" meta:object-count="0" meta:page-count="1" meta:paragraph-count="1" meta:word-count="7" meta:character-count="51" meta:non-whitespace-character-count="45"/>
    <meta:generator>LibreOffice/5.1.6.2$Linux_X86_64 LibreOffice_project/10m0$Build-2</meta:generator>
  </office:meta>
</office:document-meta>
</file>